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agraph-properties fo:text-align="center"/>
    </style:style>
    <style:style style:name="P4" style:family="paragraph">
      <style:paragraph-properties fo:text-align="center"/>
      <style:text-properties fo:font-size="12pt"/>
    </style:style>
    <style:style style:name="P5" style:family="paragraph">
      <style:text-properties fo:font-size="12pt"/>
    </style:style>
    <style:style style:name="T1" style:family="text">
      <style:text-properties fo:font-weight="bold" style:font-weight-asian="bold" style:font-weight-complex="bold"/>
    </style:style>
    <style:style style:name="gr1" style:family="graphic">
      <style:graphic-properties draw:stroke="solid" svg:stroke-color="#000000" draw:fill="none" draw:fill-color="#ffffff" fo:min-height="0.635cm"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none" draw:fill-color="#ffffff" fo:min-height="0.23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3.561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none" draw:fill-color="#ffffff" fo:min-height="1.164cm" style:run-through="foreground" style:wrap="run-through" style:number-wrapped-paragraphs="no-limit" style:vertical-pos="from-top" style:vertical-rel="paragraph" style:horizontal-pos="from-left" style:horizontal-rel="paragraph"/>
    </style:style>
    <style:style style:name="gr10"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color="#000000" draw:fill="none" draw:fill-color="#ffffff" fo:min-height="0.683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color="#000000" draw:fill="none" draw:fill-color="#ffffff" fo:min-height="1.041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color="#000000" draw:fill="none" draw:fill-color="#ffffff" fo:min-height="2.999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color="#000000" draw:fill="none" draw:fill-color="#ffffff" fo:min-height="1.57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002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color="#000000" draw:fill="none" draw:fill-color="#ffffff" fo:min-height="1.676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color="#000000" draw:fill="none" draw:fill-color="#ffffff" fo:min-height="2.214cm"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color="#000000" draw:fill="none" draw:fill-color="#ffffff" fo:min-height="2.822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color="#000000" draw:fill="none" draw:fill-color="#ffffff" fo:min-height="0.203cm"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color="#000000" draw:fill="none" draw:fill-color="#ffffff" fo:min-height="0.044cm"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color="#000000" draw:fill="none" draw:fill-color="#ffffff" fo:min-height="1.834cm" style:run-through="foreground" style:wrap="run-through" style:number-wrapped-paragraphs="no-limit" style:vertical-pos="from-top" style:vertical-rel="paragraph" style:horizontal-pos="from-left" style:horizontal-rel="paragraph"/>
    </style:style>
    <style:style style:name="gr22"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color="#000000" draw:fill="none" draw:fill-color="#ffffff" fo:min-height="6.271cm" style:run-through="foreground" style:wrap="run-through" style:number-wrapped-paragraphs="no-limit" style:vertical-pos="from-top" style:vertical-rel="paragraph" style:horizontal-pos="from-left" style:horizontal-rel="paragraph"/>
    </style:style>
    <style:style style:name="gr24" style:family="graphic">
      <style:graphic-properties draw:stroke="solid" svg:stroke-color="#000000" draw:fill="none" draw:fill-color="#ffffff" fo:min-height="2.108cm"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color="#000000" draw:fill="none" draw:fill-color="#ffffff" fo:min-height="1.20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ge update data flow</text:p>
      <text:p text:style-name="P2"><draw:frame text:anchor-type="paragraph" draw:z-index="31" draw:style-name="gr9" svg:width="7.912cm" svg:height="1.463cm" svg:x="0.205cm" svg:y="16.348cm"><draw:text-box><text:p>Is range associated with annotation 'sequence-version' and can be reinitialized using a previous sequence in unisave?</text:p></draw:text-box></draw:frame><draw:frame text:anchor-type="paragraph" draw:z-index="28" draw:style-name="gr4" svg:width="0.874cm" svg:height="0.489cm" svg:x="2.03cm" svg:y="15.66cm"><draw:text-box><text:p>Yes</text:p></draw:text-box></draw:frame><draw:frame text:anchor-type="paragraph" draw:z-index="27" draw:style-name="gr4" svg:width="0.874cm" svg:height="0.489cm" svg:x="12.455cm" svg:y="15.686cm"><draw:text-box><text:p>No</text:p></draw:text-box></draw:frame><draw:line text:anchor-type="paragraph" draw:z-index="26" draw:style-name="gr2" draw:text-style-name="P3" svg:x1="1.633cm" svg:y1="15.475cm" svg:x2="1.633cm" svg:y2="16.322cm"><text:p/></draw:line><draw:frame text:anchor-type="paragraph" draw:z-index="25" draw:style-name="gr8" svg:width="16.299cm" svg:height="1.033cm" svg:x="0.496cm" svg:y="14.443cm"><draw:text-box><text:p>Is range associated with annotations 'range-conflicts'? (meaning it had previous conflicts with the current sequence in intact but was valid with a previous sequence in uniprot)</text:p></draw:text-box></draw:frame><draw:line text:anchor-type="paragraph" draw:z-index="24" draw:style-name="gr2" draw:text-style-name="P3" svg:x1="8.036cm" svg:y1="13.54cm" svg:x2="8.036cm" svg:y2="14.387cm"><text:p/></draw:line><draw:line text:anchor-type="paragraph" draw:z-index="23" draw:style-name="gr2" draw:text-style-name="P3" svg:x1="2.665cm" svg:y1="10.686cm" svg:x2="5.417cm" svg:y2="12.565cm"><text:p/></draw:line><draw:line text:anchor-type="paragraph" draw:z-index="22" draw:style-name="gr2" draw:text-style-name="P3" svg:x1="2.401cm" svg:y1="8.093cm" svg:x2="5.946cm" svg:y2="9.231cm"><text:p/></draw:line><draw:frame text:anchor-type="paragraph" draw:z-index="21" draw:style-name="gr4" svg:width="0.874cm" svg:height="0.489cm" svg:x="5.073cm" svg:y="9.733cm"><draw:text-box><text:p>Yes</text:p></draw:text-box></draw:frame><draw:frame text:anchor-type="paragraph" draw:z-index="20" draw:style-name="gr4" svg:width="0.874cm" svg:height="0.489cm" svg:x="5.02cm" svg:y="6.955cm"><draw:text-box><text:p>Yes</text:p></draw:text-box></draw:frame><draw:frame text:anchor-type="paragraph" draw:z-index="19" draw:style-name="gr4" svg:width="0.874cm" svg:height="0.489cm" svg:x="8.486cm" svg:y="11.85cm"><draw:text-box><text:p>No</text:p></draw:text-box></draw:frame><draw:frame text:anchor-type="paragraph" draw:z-index="18" draw:style-name="gr7" svg:width="0.874cm" svg:height="0.489cm" svg:x="8.539cm" svg:y="8.595cm"><draw:text-box><text:p>No</text:p></draw:text-box></draw:frame><draw:frame text:anchor-type="paragraph" draw:z-index="17" draw:style-name="gr1" svg:width="5.292cm" svg:height="0.976cm" svg:x="5.417cm" svg:y="12.564cm"><draw:text-box><text:p>For each range attached to this feature</text:p></draw:text-box></draw:frame><draw:line text:anchor-type="paragraph" draw:z-index="16" draw:style-name="gr2" draw:text-style-name="P3" svg:x1="8.116cm" svg:y1="11.666cm" svg:x2="8.116cm" svg:y2="12.513cm"><text:p/></draw:line><draw:frame text:anchor-type="paragraph" draw:z-index="15" draw:style-name="gr6" svg:width="4.366cm" svg:height="0.556cm" svg:x="0.496cm" svg:y="10.13cm"><draw:text-box><text:p>Delete these annotations</text:p></draw:text-box></draw:frame><draw:line text:anchor-type="paragraph" draw:z-index="14" draw:style-name="gr2" draw:text-style-name="P3" svg:x1="5.946cm" svg:y1="10.448cm" svg:x2="5.179cm" svg:y2="10.448cm"><text:p/></draw:line><draw:frame text:anchor-type="paragraph" draw:z-index="13" draw:style-name="gr5" svg:width="10.505cm" svg:height="2.437cm" svg:x="5.946cm" svg:y="9.23cm"><draw:text-box><text:p>Has annotations 'invalid-range', 'range-conflicts', 'invalid-positions', 'sequence-version' associated with ranges which are not undetermined (undetermined = start range status is null or end range status is null or bot start status and end status are undetermined)?</text:p></draw:text-box></draw:frame><draw:line text:anchor-type="paragraph" draw:z-index="12" draw:style-name="gr2" draw:text-style-name="P3" svg:x1="8.195cm" svg:y1="8.417cm" svg:x2="8.195cm" svg:y2="9.264cm"><text:p/></draw:line><draw:frame text:anchor-type="paragraph" draw:z-index="11" draw:style-name="gr6" svg:width="4.366cm" svg:height="0.556cm" svg:x="0.522cm" svg:y="7.537cm"><draw:text-box><text:p>Delete these annotations</text:p></draw:text-box></draw:frame><draw:line text:anchor-type="paragraph" draw:z-index="10" draw:style-name="gr2" draw:text-style-name="P3" svg:x1="5.893cm" svg:y1="7.828cm" svg:x2="5.126cm" svg:y2="7.828cm"><text:p/></draw:line><draw:frame text:anchor-type="paragraph" draw:z-index="9" draw:style-name="gr5" svg:width="10.505cm" svg:height="1.463cm" svg:x="5.893cm" svg:y="6.955cm"><draw:text-box><text:p>Has annotations 'invalid-range', 'range-conflicts', 'invalid-positions', 'sequence-version' associated with range acs not existing in local DB?</text:p></draw:text-box></draw:frame><draw:line text:anchor-type="paragraph" draw:z-index="8" draw:style-name="gr2" draw:text-style-name="P3" svg:x1="8.195cm" svg:y1="6.105cm" svg:x2="8.195cm" svg:y2="6.952cm"><text:p/></draw:line><draw:frame text:anchor-type="paragraph" draw:z-index="7" draw:style-name="gr1" svg:width="5.292cm" svg:height="0.976cm" svg:x="5.576cm" svg:y="5.129cm"><draw:text-box><text:p>For each feature attached to this component</text:p></draw:text-box></draw:frame><draw:line text:anchor-type="paragraph" draw:z-index="6" draw:style-name="gr2" draw:text-style-name="P3" svg:x1="8.248cm" svg:y1="4.253cm" svg:x2="8.248cm" svg:y2="5.1cm"><text:p/></draw:line><draw:frame text:anchor-type="paragraph" draw:z-index="5" draw:style-name="gr3" svg:width="6.377cm" svg:height="0.976cm" svg:x="5.179cm" svg:y="3.277cm"><draw:text-box><text:p>For each component attached to this protein</text:p></draw:text-box></draw:frame><draw:frame text:anchor-type="paragraph" draw:z-index="4" draw:style-name="gr4" svg:width="0.874cm" svg:height="0.489cm" svg:x="8.671cm" svg:y="2.563cm"><draw:text-box><text:p>No</text:p></draw:text-box></draw:frame><draw:line text:anchor-type="paragraph" draw:z-index="3" draw:style-name="gr2" draw:text-style-name="P3" svg:x1="8.327cm" svg:y1="2.443cm" svg:x2="8.327cm" svg:y2="3.29cm"><text:p/></draw:line><draw:frame text:anchor-type="paragraph" draw:z-index="2" draw:style-name="gr3" svg:width="6.377cm" svg:height="0.489cm" svg:x="5.364cm" svg:y="1.954cm"><draw:text-box><text:p>Is sequence up-to-date with uniprot?</text:p></draw:text-box></draw:frame><draw:line text:anchor-type="paragraph" draw:z-index="1" draw:style-name="gr2" draw:text-style-name="P3" svg:x1="8.301cm" svg:y1="1.081cm" svg:x2="8.301cm" svg:y2="1.928cm"><text:p/></draw:line><draw:frame text:anchor-type="paragraph" draw:z-index="0" draw:style-name="gr1" svg:width="5.292cm" svg:height="0.636cm" svg:x="5.84cm" svg:y="0.446cm"><draw:text-box><text:p>For each protein P in local DB</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line text:anchor-type="paragraph" draw:z-index="29" draw:style-name="gr2" draw:text-style-name="P3" svg:x1="12.005cm" svg:y1="0.383cm" svg:x2="11.952cm" svg:y2="3.584cm"><text:p/></draw:line></text:p>
      <text:p text:style-name="P2"/>
      <text:p text:style-name="P2"/>
      <text:p text:style-name="P2"><draw:frame text:anchor-type="paragraph" draw:z-index="35" draw:style-name="gr4" svg:width="0.874cm" svg:height="0.489cm" svg:x="8.116cm" svg:y="0.319cm"><draw:text-box><text:p>No</text:p></draw:text-box></draw:frame></text:p>
      <text:p text:style-name="P2"/>
      <text:p text:style-name="P2"><draw:line text:anchor-type="paragraph" draw:z-index="32" draw:style-name="gr2" draw:text-style-name="P3" svg:x1="1.554cm" svg:y1="0.284cm" svg:x2="1.554cm" svg:y2="1.131cm"><text:p/></draw:line><draw:line text:anchor-type="paragraph" draw:z-index="34" draw:style-name="gr2" draw:text-style-name="P3" svg:x1="8.116cm" svg:y1="0.152cm" svg:x2="9.307cm" svg:y2="1.15cm"><text:p/></draw:line></text:p>
      <text:p text:style-name="P2"><draw:frame text:anchor-type="paragraph" draw:z-index="33" draw:style-name="gr4" svg:width="0.874cm" svg:height="0.489cm" svg:x="1.739cm" svg:y="0.12cm"><draw:text-box><text:p>Yes</text:p></draw:text-box></draw:frame></text:p>
      <text:p text:style-name="P2"><draw:frame text:anchor-type="paragraph" draw:z-index="36" draw:style-name="gr9" svg:width="7.912cm" svg:height="1.95cm" svg:x="0.125cm" svg:y="0.15cm"><draw:text-box><text:p>The range positions are associated with the <text:span text:style-name="T1">sequence in unisave</text:span> for what the range was still valid. They will be shifted to the latest sequence in uniprot.</text:p></draw:text-box></draw:frame><draw:frame text:anchor-type="paragraph" draw:z-index="30" draw:style-name="gr9" svg:width="7.912cm" svg:height="1.463cm" svg:x="8.936cm" svg:y="0.176cm"><draw:text-box><text:p>The range positions are associated with the <text:span text:style-name="T1">current sequence</text:span> of the protein. They will be shifted to the latest sequence in uniprot.</text:p></draw:text-box></draw:frame></text:p>
      <text:p text:style-name="P2"/>
      <text:p text:style-name="P2"/>
      <text:p text:style-name="P2"><draw:frame text:anchor-type="paragraph" draw:z-index="38" draw:style-name="gr11" svg:width="4.71cm" svg:height="0.683cm" svg:x="6.237cm" svg:y="2.108cm"><draw:text-box><text:p>The range update will start</text:p></draw:text-box></draw:frame><draw:custom-shape text:anchor-type="paragraph" draw:z-index="37" draw:style-name="gr10" draw:text-style-name="P3" svg:width="0.694cm" svg:height="12.78cm" draw:transform="rotate (-1.57079632679579) translate (14.9154444444444cm 1.11830555555556cm)"><text:p/><draw:enhanced-geometry svg:viewBox="0 0 21600 21600" draw:glue-points="0 0 0 21600 21600 10800" draw:text-areas="0 ?f9 7800 ?f10" draw:type="right-brace" draw:modifiers="1800 10994.231421784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
      <text:p text:style-name="P2"/>
      <text:p text:style-name="P2"/>
      <text:p text:style-name="P2"/>
      <text:p text:style-name="P2"/>
      <text:p text:style-name="P2"/>
      <text:p text:style-name="P2"/>
      <text:p text:style-name="P2"/>
      <text:p text:style-name="P2"/>
      <text:p text:style-name="P1"><draw:line text:anchor-type="paragraph" draw:z-index="60" draw:style-name="gr2" draw:text-style-name="P4" svg:x1="14.307cm" svg:y1="7.913cm" svg:x2="14.333cm" svg:y2="8.989cm"><text:p/></draw:line><draw:frame text:anchor-type="paragraph" draw:z-index="59" draw:style-name="gr4" svg:width="0.874cm" svg:height="0.489cm" svg:x="11.211cm" svg:y="4.177cm"><draw:text-box><text:p>No</text:p></draw:text-box></draw:frame><draw:line text:anchor-type="paragraph" draw:z-index="53" draw:style-name="gr2" draw:text-style-name="P4" svg:x1="14.307cm" svg:y1="7.913cm" svg:x2="14.333cm" svg:y2="8.989cm"><text:p/></draw:line><draw:frame text:anchor-type="paragraph" draw:z-index="54" draw:style-name="gr4" svg:width="0.874cm" svg:height="0.489cm" svg:x="14.466cm" svg:y="7.913cm"><draw:text-box><text:p>No</text:p></draw:text-box></draw:frame><draw:frame text:anchor-type="paragraph" draw:z-index="52" draw:style-name="gr13" svg:width="6.271cm" svg:height="2.999cm" svg:x="4.703cm" svg:y="6.027cm"><draw:text-box><text:p>- Stores invalid positions in annotation 'invalid-positions'</text:p><text:p>- add annotation 'invalid-range' at the level of the feature</text:p><text:p>- set the range undetermined</text:p><text:p>- log in invalid_range.csv</text:p></draw:text-box></draw:frame><draw:frame text:anchor-type="paragraph" draw:z-index="51" draw:style-name="gr4" svg:width="0.874cm" svg:height="0.489cm" svg:x="11.555cm" svg:y="6.558cm"><draw:text-box><text:p>Yes</text:p></draw:text-box></draw:frame><draw:line text:anchor-type="paragraph" draw:z-index="50" draw:style-name="gr2" draw:text-style-name="P3" svg:x1="12.296cm" svg:y1="7.253cm" svg:x2="10.973cm" svg:y2="7.227cm"><text:p/></draw:line><draw:frame text:anchor-type="paragraph" draw:z-index="49" draw:style-name="gr12" svg:width="4.472cm" svg:height="1.463cm" svg:x="12.296cm" svg:y="6.451cm"><draw:text-box><text:p>Is the range invalid (see later for details about invalid ranges)?</text:p></draw:text-box></draw:frame><draw:frame text:anchor-type="paragraph" draw:z-index="48" draw:style-name="gr4" svg:width="0.874cm" svg:height="0.489cm" svg:x="14.545cm" svg:y="5.579cm"><draw:text-box><text:p>Yes</text:p></draw:text-box></draw:frame><draw:line text:anchor-type="paragraph" draw:z-index="47" draw:style-name="gr2" draw:text-style-name="P3" svg:x1="14.28cm" svg:y1="5.415cm" svg:x2="14.306cm" svg:y2="6.491cm"><text:p/></draw:line><draw:frame text:anchor-type="paragraph" draw:z-index="46" draw:style-name="gr11" svg:width="4.71cm" svg:height="0.976cm" svg:x="11.873cm" svg:y="4.44cm"><draw:text-box><text:p>Is the sequence associated with the range null?</text:p></draw:text-box></draw:frame><draw:frame text:anchor-type="paragraph" draw:z-index="45" draw:style-name="gr4" svg:width="0.874cm" svg:height="0.489cm" svg:x="14.466cm" svg:y="3.41cm"><draw:text-box><text:p>No</text:p></draw:text-box></draw:frame><draw:line text:anchor-type="paragraph" draw:z-index="44" draw:style-name="gr2" draw:text-style-name="P3" svg:x1="14.28cm" svg:y1="3.272cm" svg:x2="14.306cm" svg:y2="4.454cm"><text:p/></draw:line><draw:frame text:anchor-type="paragraph" draw:z-index="40" draw:style-name="gr11" svg:width="4.71cm" svg:height="0.976cm" svg:x="11.767cm" svg:y="2.297cm"><draw:text-box><text:p>Is the new sequence in uniprot null?</text:p></draw:text-box></draw:frame><draw:line text:anchor-type="paragraph" draw:z-index="39" draw:style-name="gr2" draw:text-style-name="P3" svg:x1="14.228cm" svg:y1="0.039cm" svg:x2="14.228cm" svg:y2="2.359cm"><text:p/></draw:line><draw:frame text:anchor-type="paragraph" draw:z-index="55" draw:style-name="gr12" svg:width="4.472cm" svg:height="2.437cm" svg:x="12.217cm" svg:y="8.964cm"><draw:text-box><text:p>Is the range invalid with the latest sequence in uniprot (see later for details about invalid ranges)?</text:p></draw:text-box></draw:frame><text:soft-page-break/>Range update data flow (2)</text:p>
      <text:p text:style-name="P1"/>
      <text:p text:style-name="P1"><draw:frame text:anchor-type="paragraph" draw:z-index="43" draw:style-name="gr11" svg:width="4.075cm" svg:height="1.463cm" svg:x="1.528cm" svg:y="0.436cm"><draw:text-box><text:p>Don't update the range</text:p><text:p>Log in 'process_errors.csv'</text:p></draw:text-box></draw:frame><draw:frame text:anchor-type="paragraph" draw:z-index="42" draw:style-name="gr4" svg:width="0.874cm" svg:height="0.489cm" svg:x="8.592cm" svg:y="0.437cm"><draw:text-box><text:p>Yes</text:p></draw:text-box></draw:frame></text:p>
      <text:p text:style-name="P1"><draw:line text:anchor-type="paragraph" draw:z-index="41" draw:style-name="gr2" draw:text-style-name="P3" svg:x1="11.767cm" svg:y1="0.383cm" svg:x2="5.602cm" svg:y2="0.268cm"><text:p/></draw:line></text:p>
      <text:p text:style-name="P1"/>
      <text:p text:style-name="P1"><draw:frame text:anchor-type="paragraph" draw:z-index="64" draw:style-name="gr14" svg:width="4.261cm" svg:height="1.95cm" svg:x="0.072cm" svg:y="0.356cm"><draw:text-box><text:p>Is the range invalid with the current sequence (see later for details about invalid ranges)?</text:p></draw:text-box></draw:frame></text:p>
      <text:p text:style-name="P1"><draw:line text:anchor-type="paragraph" draw:z-index="58" draw:style-name="gr2" draw:text-style-name="P3" svg:x1="11.846cm" svg:y1="0.097cm" svg:x2="4.332cm" svg:y2="0.109cm"><text:p/></draw:line></text:p>
      <text:p text:style-name="P1"><draw:line text:anchor-type="paragraph" draw:z-index="67" draw:style-name="gr2" draw:text-style-name="P3" svg:x1="3.644cm" svg:y1="0.683cm" svg:x2="4.702cm" svg:y2="2.103cm"><text:p/></draw:line><draw:line text:anchor-type="paragraph" draw:z-index="68" draw:style-name="gr2" draw:text-style-name="P3" svg:x1="1.395cm" svg:y1="0.683cm" svg:x2="1.316cm" svg:y2="8.788cm"><text:p/></draw:line><draw:frame text:anchor-type="paragraph" draw:z-index="69" draw:style-name="gr15" svg:width="0.874cm" svg:height="0.489cm" svg:x="0.681cm" svg:y="0.683cm"><draw:text-box><text:p>No</text:p></draw:text-box></draw:frame></text:p>
      <text:p text:style-name="P1"><draw:frame text:anchor-type="paragraph" draw:z-index="65" draw:style-name="gr15" svg:width="0.874cm" svg:height="0.489cm" svg:x="3.221cm" svg:y="0.344cm"><draw:text-box><text:p>Yes</text:p></draw:text-box></draw:frame></text:p>
      <text:p text:style-name="P1"/>
      <text:p text:style-name="P1"/>
      <text:p text:style-name="P1"><draw:frame text:anchor-type="paragraph" draw:z-index="57" draw:style-name="gr4" svg:width="0.874cm" svg:height="0.489cm" svg:x="11.185cm" svg:y="0.596cm"><draw:text-box><text:p>Yes</text:p></draw:text-box></draw:frame><draw:frame text:anchor-type="paragraph" draw:z-index="66" draw:style-name="gr13" svg:width="6.271cm" svg:height="4.384cm" svg:x="4.65cm" svg:y="0.586cm"><draw:text-box><text:p>- Stores invalid positions in annotation 'invalid-positions'</text:p><text:p>- add annotation 'range-conflict' at the level of the feature</text:p><text:p>- add the current sequence version for what the range was valid in 'sequence-version'</text:p><text:p>- set the range undetermined</text:p><text:p>- log in out_of_date_range.csv</text:p></draw:text-box></draw:frame><draw:line text:anchor-type="paragraph" draw:z-index="71" draw:style-name="gr2" draw:text-style-name="P3" svg:x1="1.316cm" svg:y1="0.788cm" svg:x2="4.57cm" svg:y2="5.542cm"><text:p/></draw:line></text:p>
      <text:p text:style-name="P1"><draw:line text:anchor-type="paragraph" draw:z-index="56" draw:style-name="gr2" draw:text-style-name="P3" svg:x1="12.19cm" svg:y1="0.441cm" svg:x2="10.92cm" svg:y2="0.441cm"><text:p/></draw:line></text:p>
      <text:p text:style-name="P1"/>
      <text:p text:style-name="P1"><draw:line text:anchor-type="paragraph" draw:z-index="61" draw:style-name="gr2" draw:text-style-name="P4" svg:x1="14.307cm" svg:y1="0.041cm" svg:x2="14.333cm" svg:y2="1.117cm"><text:p/></draw:line><draw:frame text:anchor-type="paragraph" draw:z-index="62" draw:style-name="gr4" svg:width="0.874cm" svg:height="0.489cm" svg:x="14.571cm" svg:y="0.178cm"><draw:text-box><text:p>No</text:p></draw:text-box></draw:frame></text:p>
      <text:p text:style-name="P1"><draw:frame text:anchor-type="paragraph" draw:z-index="63" draw:style-name="gr12" svg:width="4.472cm" svg:height="2.924cm" svg:x="12.243cm" svg:y="0.303cm"><draw:text-box><text:p>- Extract the feature sequence from the new sequence in uniprot and store it in the database.</text:p><text:p>- Log in 'range_changed.csv'</text:p></draw:text-box></draw:frame></text:p>
      <text:p text:style-name="P1"/>
      <text:p text:style-name="P1"><draw:frame text:anchor-type="paragraph" draw:z-index="70" draw:style-name="gr16" svg:width="3.705cm" svg:height="1.95cm" svg:x="0.337cm" svg:y="0.674cm"><draw:text-box><text:p>Is <text:span text:style-name="T1">start</text:span> position undetermined, n-terminal range or c-terminal range?</text:p></draw:text-box></draw:frame><draw:frame text:anchor-type="paragraph" draw:z-index="72" draw:style-name="gr16" svg:width="3.705cm" svg:height="1.95cm" svg:x="4.57cm" svg:y="0.674cm"><draw:text-box><text:p>Is <text:span text:style-name="T1">end</text:span> position undetermined, n-terminal range or c-terminal range?</text:p></draw:text-box></draw:frame><draw:line text:anchor-type="paragraph" draw:z-index="90" draw:style-name="gr2" draw:text-style-name="P3" svg:x1="15.524cm" svg:y1="3.382cm" svg:x2="8.195cm" svg:y2="0.101cm"><text:p/></draw:line></text:p>
      <text:p text:style-name="P1"><draw:frame text:anchor-type="paragraph" draw:z-index="96" draw:style-name="gr15" svg:width="0.874cm" svg:height="0.489cm" svg:x="6.555cm" svg:y="9.816cm"><draw:text-box><text:p>Yes</text:p></draw:text-box></draw:frame><draw:line text:anchor-type="paragraph" draw:z-index="95" draw:style-name="gr2" draw:text-style-name="P3" svg:x1="6.396cm" svg:y1="9.606cm" svg:x2="6.396cm" svg:y2="11.052cm"><text:p/></draw:line><draw:frame text:anchor-type="paragraph" draw:z-index="94" draw:style-name="gr15" svg:width="0.874cm" svg:height="0.489cm" svg:x="0.099cm" svg:y="3.574cm"><draw:text-box><text:p>No</text:p></draw:text-box></draw:frame><draw:frame text:anchor-type="paragraph" draw:z-index="93" draw:style-name="gr15" svg:width="0.874cm" svg:height="0.489cm" svg:x="9.095cm" svg:y="3.812cm"><draw:text-box><text:p>No</text:p></draw:text-box></draw:frame><draw:frame text:anchor-type="paragraph" draw:z-index="92" draw:style-name="gr15" svg:width="0.874cm" svg:height="0.489cm" svg:x="15.868cm" svg:y="4.551cm"><draw:text-box><text:p>No</text:p></draw:text-box></draw:frame><draw:frame text:anchor-type="paragraph" draw:z-index="91" draw:style-name="gr15" svg:width="0.874cm" svg:height="0.489cm" svg:x="14.81cm" svg:y="4.551cm"><draw:text-box><text:p>Yes</text:p></draw:text-box></draw:frame><draw:line text:anchor-type="paragraph" draw:z-index="89" draw:style-name="gr22" draw:text-style-name="P3" svg:x1="15.683cm" svg:y1="8.832cm" svg:x2="15.524cm" svg:y2="2.57cm"><text:p/></draw:line><draw:line text:anchor-type="paragraph" draw:z-index="88" draw:style-name="gr2" draw:text-style-name="P3" svg:x1="16.45cm" svg:y1="8.832cm" svg:x2="16.45cm" svg:y2="0.792cm"><text:p/></draw:line><draw:frame text:anchor-type="paragraph" draw:z-index="87" draw:style-name="gr21" draw:text-style-name="P5" svg:width="4.737cm" svg:height="1.95cm" svg:x="11.979cm" svg:y="8.832cm"><draw:text-box><text:p text:style-name="P5">Is the range invalid with the latest sequence in uniprot (see later for details about invalid ranges)?</text:p></draw:text-box></draw:frame><draw:frame text:anchor-type="paragraph" draw:z-index="86" draw:style-name="gr15" svg:width="0.874cm" svg:height="0.489cm" svg:x="11.053cm" svg:y="9.606cm"><draw:text-box><text:p>No</text:p></draw:text-box></draw:frame><draw:line text:anchor-type="paragraph" draw:z-index="85" draw:style-name="gr2" draw:text-style-name="P3" svg:x1="11.053cm" svg:y1="9.308cm" svg:x2="11.979cm" svg:y2="9.299cm"><text:p/></draw:line><draw:frame text:anchor-type="paragraph" draw:z-index="84" draw:style-name="gr20" svg:width="8.706cm" svg:height="0.489cm" svg:x="2.348cm" svg:y="9.118cm"><draw:text-box><text:p>Is at least one position different from what it was?</text:p></draw:text-box></draw:frame><draw:custom-shape text:anchor-type="paragraph" draw:z-index="83" draw:style-name="gr10" draw:text-style-name="P3" svg:width="0.694cm" svg:height="12.78cm" draw:transform="rotate (-1.57079632679579) translate (14.3069027777778cm 8.42433333333333cm)"><text:p/><draw:enhanced-geometry svg:viewBox="0 0 21600 21600" draw:glue-points="0 0 0 21600 21600 10800" draw:text-areas="0 ?f9 7800 ?f10" draw:type="right-brace" draw:modifiers="1800 10994.231421784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2" draw:style-name="gr8" svg:width="6.748cm" svg:height="1.463cm" svg:x="8.46cm" svg:y="6.962cm"><draw:text-box><text:p>Shift both end positions (toIntervalStart and toIntervalEnd)</text:p><text:p><text:span text:style-name="T1">See http://en.wikipedia.org/wiki/Diff</text:span></text:p></draw:text-box></draw:frame><draw:frame text:anchor-type="paragraph" draw:z-index="78" draw:style-name="gr17" svg:width="3.149cm" svg:height="2.924cm" svg:x="1.633cm" svg:y="3.267cm"><draw:text-box><text:p>Don't update start position (fromIntervalStart and fromIntervalEnd are 0)</text:p></draw:text-box></draw:frame><draw:frame text:anchor-type="paragraph" draw:z-index="81" draw:style-name="gr19" svg:width="7.224cm" svg:height="1.463cm" svg:x="0.31cm" svg:y="6.944cm"><draw:text-box><text:p>Shift both start positions (fromIntervalStart and fromIntervalEnd) </text:p><text:p><text:span text:style-name="T1">See http://en.wikipedia.org/wiki/Diff </text:span></text:p></draw:text-box></draw:frame><draw:frame text:anchor-type="paragraph" draw:z-index="80" draw:style-name="gr15" svg:width="0.874cm" svg:height="0.489cm" svg:x="5.179cm" svg:y="1.958cm"><draw:text-box><text:p>Yes</text:p></draw:text-box></draw:frame><draw:frame text:anchor-type="paragraph" draw:z-index="79" draw:style-name="gr18" svg:width="3.149cm" svg:height="2.823cm" svg:x="5.073cm" svg:y="3.24cm"><draw:text-box><text:p>Don't update end position (toIntervalStart and toIntervalEnd are 0)</text:p></draw:text-box></draw:frame><draw:frame text:anchor-type="paragraph" draw:z-index="77" draw:style-name="gr15" svg:width="0.874cm" svg:height="0.489cm" svg:x="2.639cm" svg:y="1.958cm"><draw:text-box><text:p>Yes</text:p></draw:text-box></draw:frame><draw:line text:anchor-type="paragraph" draw:z-index="76" draw:style-name="gr2" draw:text-style-name="P3" svg:x1="8.274cm" svg:y1="1.812cm" svg:x2="9.782cm" svg:y2="6.963cm"><text:p/></draw:line><draw:line text:anchor-type="paragraph" draw:z-index="75" draw:style-name="gr2" draw:text-style-name="P3" svg:x1="6.052cm" svg:y1="1.812cm" svg:x2="6.052cm" svg:y2="3.258cm"><text:p/></draw:line><draw:line text:anchor-type="paragraph" draw:z-index="74" draw:style-name="gr2" draw:text-style-name="P3" svg:x1="3.512cm" svg:y1="1.812cm" svg:x2="3.512cm" svg:y2="3.258cm"><text:p/></draw:line><draw:line text:anchor-type="paragraph" draw:z-index="73" draw:style-name="gr2" draw:text-style-name="P3" svg:x1="0.813cm" svg:y1="1.812cm" svg:x2="0.813cm" svg:y2="6.91cm"><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Range update data flow (2)</text:p>
      <text:p text:style-name="P1"><draw:line text:anchor-type="paragraph" draw:z-index="97" draw:style-name="gr2" draw:text-style-name="P3" svg:x1="13.936cm" svg:y1="0.064cm" svg:x2="13.936cm" svg:y2="1.51cm"><text:p/></draw:line><draw:frame text:anchor-type="paragraph" draw:z-index="119" draw:style-name="gr24" svg:width="7.356cm" svg:height="7.305cm" svg:x="0.231cm" svg:y="0.355cm"><draw:text-box><text:p>Deduce the first position of the range by substracting end position with the previous feature sequence length.</text:p><text:p>The current algorithm is not dealing with insertion of a different amino acid just before the feature sequence when the insertion occurs exactly at the same position as the start position of the feature was before.</text:p><text:p>The direct consequence of such a case is that the end of the feature can be shifted properly but the start position of the feature is undetermined (which doesn't mean that the feature doesn't exist anymore!).</text:p></draw:text-box></draw:frame></text:p>
      <text:p text:style-name="P1"><draw:frame text:anchor-type="paragraph" draw:z-index="116" draw:style-name="gr20" svg:width="8.229cm" svg:height="0.489cm" svg:x="8.618cm" svg:y="0.787cm"><draw:text-box><text:p>Is start equal to 0 and end strictly superior to 0?</text:p></draw:text-box></draw:frame><draw:frame text:anchor-type="paragraph" draw:z-index="118" draw:style-name="gr15" svg:width="0.874cm" svg:height="0.489cm" svg:x="7.745cm" svg:y="0.298cm"><draw:text-box><text:p>Yes</text:p></draw:text-box></draw:frame></text:p>
      <text:p text:style-name="P1"><draw:line text:anchor-type="paragraph" draw:z-index="117" draw:style-name="gr2" draw:text-style-name="P3" svg:x1="8.618cm" svg:y1="0.258cm" svg:x2="7.586cm" svg:y2="0.284cm"><text:p/></draw:line><draw:line text:anchor-type="paragraph" draw:z-index="99" draw:style-name="gr2" draw:text-style-name="P3" svg:x1="13.989cm" svg:y1="0.464cm" svg:x2="13.989cm" svg:y2="6.952cm"><text:p/></draw:line><draw:frame text:anchor-type="paragraph" draw:z-index="101" draw:style-name="gr15" svg:width="0.874cm" svg:height="0.489cm" svg:x="14.228cm" svg:y="0.653cm"><draw:text-box><text:p>No</text:p></draw:text-box></draw:frame></text:p>
      <text:p text:style-name="P1"/>
      <text:p text:style-name="P1"/>
      <text:p text:style-name="P1"><draw:frame text:anchor-type="paragraph" draw:z-index="98" draw:style-name="gr20" svg:width="8.706cm" svg:height="0.976cm" svg:x="8.116cm" svg:y="6.907cm"><draw:text-box><text:p>Extract the feature sequence using the shifted positions and the new uniprot sequence</text:p></draw:text-box></draw:frame><draw:line text:anchor-type="paragraph" draw:z-index="105" draw:style-name="gr2" draw:text-style-name="P3" svg:x1="13.91cm" svg:y1="7.883cm" svg:x2="13.91cm" svg:y2="9.329cm"><text:p/></draw:line><draw:frame text:anchor-type="paragraph" draw:z-index="106" draw:style-name="gr20" svg:width="5.425cm" svg:height="0.489cm" svg:x="10.841cm" svg:y="9.289cm"><draw:text-box><text:p>Is feature sequence conserved?</text:p></draw:text-box></draw:frame><draw:line text:anchor-type="paragraph" draw:z-index="107" draw:style-name="gr2" draw:text-style-name="P3" svg:x1="14.571cm" svg:y1="9.777cm" svg:x2="14.624cm" svg:y2="11.264cm"><text:p/></draw:line><draw:frame text:anchor-type="paragraph" draw:z-index="108" draw:style-name="gr15" svg:width="0.874cm" svg:height="0.489cm" svg:x="15.312cm" svg:y="10.001cm"><draw:text-box><text:p>Yes</text:p></draw:text-box></draw:frame><draw:frame text:anchor-type="paragraph" draw:z-index="109" draw:style-name="gr20" svg:width="4.948cm" svg:height="0.976cm" svg:x="11.846cm" svg:y="11.264cm"><draw:text-box><text:p>- Update the range positions</text:p><text:p>- log in 'range_changed.csv'</text:p></draw:text-box></draw:frame><draw:line text:anchor-type="paragraph" draw:z-index="110" draw:style-name="gr2" draw:text-style-name="P3" svg:x1="10.815cm" svg:y1="9.777cm" svg:x2="9.148cm" svg:y2="10.523cm"><text:p/></draw:line><draw:frame text:anchor-type="paragraph" draw:z-index="111" draw:style-name="gr15" svg:width="0.874cm" svg:height="0.489cm" svg:x="9.148cm" svg:y="9.567cm"><draw:text-box><text:p>No</text:p></draw:text-box></draw:frame><draw:frame text:anchor-type="paragraph" draw:z-index="112" draw:style-name="gr23" svg:width="5.98cm" svg:height="6.331cm" svg:x="4.703cm" svg:y="10.656cm"><draw:text-box><text:p>Is the previous feature sequence a sub-sequence of the new feature sequence? (the algorithm is not dealing with insertions of one to several amino acid(s) upstream the feature if the inserted amino acid(s) is(are) identical to the first amino acid of the feature. The direct consequence is that the new feature sequence contains all the inserted amino acids and we have to correct the shifted position for the first position of the feature)</text:p></draw:text-box></draw:frame><draw:line text:anchor-type="paragraph" draw:z-index="113" draw:style-name="gr2" draw:text-style-name="P3" svg:x1="10.682cm" svg:y1="12.753cm" svg:x2="11.343cm" svg:y2="13.46cm"><text:p/></draw:line><draw:frame text:anchor-type="paragraph" draw:z-index="114" draw:style-name="gr15" svg:width="0.874cm" svg:height="0.489cm" svg:x="10.841cm" svg:y="12.264cm"><draw:text-box><text:p>Yes</text:p></draw:text-box></draw:frame><draw:frame text:anchor-type="paragraph" draw:z-index="115" draw:style-name="gr20" svg:width="4.948cm" svg:height="1.95cm" svg:x="10.814cm" svg:y="13.46cm"><draw:text-box><text:p>- Update the range positions with the corrected shifted positions</text:p><text:p>- log in 'range_changed.csv'</text:p></draw:text-box></draw:frame><draw:frame text:anchor-type="paragraph" draw:z-index="102" draw:style-name="gr13" svg:width="6.271cm" svg:height="4.384cm" svg:x="0.681cm" svg:y="5.02cm"><draw:text-box><text:p>- Stores invalid positions in annotation 'invalid-positions'</text:p><text:p>- add annotation 'range-conflict' at the level of the feature</text:p><text:p>- add the current sequence version for what the range was valid in 'sequence-version'</text:p><text:p>- set the range undetermined</text:p><text:p>- log in out_of_date_range.csv</text:p></draw:text-box></draw:frame><draw:frame text:anchor-type="paragraph" draw:z-index="100" draw:style-name="gr20" svg:width="8.706cm" svg:height="0.976cm" svg:x="8.301cm" svg:y="4.452cm"><draw:text-box><text:p>Is range invalid with shifted positions and new uniprot sequence?</text:p></draw:text-box></draw:frame><draw:line text:anchor-type="paragraph" draw:z-index="103" draw:style-name="gr2" draw:text-style-name="P3" svg:x1="8.803cm" svg:y1="5.427cm" svg:x2="6.872cm" svg:y2="7.321cm"><text:p/></draw:line><draw:frame text:anchor-type="paragraph" draw:z-index="104" draw:style-name="gr15" svg:width="0.874cm" svg:height="0.489cm" svg:x="7.19cm" svg:y="5.897cm"><draw:text-box><text:p>Yes</text:p></draw:text-box></draw:frame><draw:line text:anchor-type="paragraph" draw:z-index="120" draw:style-name="gr2" draw:text-style-name="P3" svg:x1="6.581cm" svg:y1="3.602cm" svg:x2="8.301cm" svg:y2="5.02cm"><text:p/></draw:line><draw:line text:anchor-type="paragraph" draw:z-index="121" draw:style-name="gr2" draw:text-style-name="P3" svg:x1="13.963cm" svg:y1="5.427cm" svg:x2="13.963cm" svg:y2="6.873cm"><text:p/></draw:line><draw:frame text:anchor-type="paragraph" draw:z-index="122" draw:style-name="gr15" svg:width="0.874cm" svg:height="0.489cm" svg:x="14.095cm" svg:y="5.704cm"><draw:text-box><text:p>No</text:p></draw:text-box></draw:frame><draw:line text:anchor-type="paragraph" draw:z-index="123" draw:style-name="gr2" draw:text-style-name="P3" svg:x1="4.702cm" svg:y1="13.09cm" svg:x2="1.871cm" svg:y2="9.403cm"><text:p/></draw:line><draw:frame text:anchor-type="paragraph" draw:z-index="124" draw:style-name="gr15" svg:width="0.874cm" svg:height="0.489cm" svg:x="3.274cm" svg:y="10.373cm"><draw:text-box><text:p>No</text:p></draw:text-box></draw:frame><draw:line text:anchor-type="paragraph" draw:z-index="125" draw:style-name="gr2" draw:text-style-name="P3" svg:x1="13.302cm" svg:y1="15.409cm" svg:x2="13.249cm" svg:y2="17.482cm"><text:p/></draw:line><draw:line text:anchor-type="paragraph" draw:z-index="126" draw:style-name="gr2" draw:text-style-name="P3" svg:x1="16.582cm" svg:y1="12.24cm" svg:x2="16.582cm" svg:y2="17.597cm"><text:p/></draw:line><draw:frame text:anchor-type="paragraph" draw:z-index="127" draw:style-name="gr25" svg:width="6.192cm" svg:height="1.209cm" svg:x="10.735cm" svg:y="17.597cm"><draw:text-box><text:p>Was the feature n-terminal ore c-terminal and is not anymore?</text:p></draw:text-box></draw:frame><draw:line text:anchor-type="paragraph" draw:z-index="128" draw:style-name="gr2" draw:text-style-name="P3" svg:x1="10.735cm" svg:y1="18.32cm" svg:x2="9.068cm" svg:y2="18.355cm"><text:p/></draw:line><draw:frame text:anchor-type="paragraph" draw:z-index="129" draw:style-name="gr15" svg:width="0.874cm" svg:height="0.489cm" svg:x="9.571cm" svg:y="17.503cm"><draw:text-box><text:p>Yes</text:p></draw:text-box></draw:frame><draw:frame text:anchor-type="paragraph" draw:z-index="130" draw:style-name="gr25" svg:width="6.192cm" svg:height="1.209cm" svg:x="2.903cm" svg:y="17.755cm"><draw:text-box><text:p>Add a caution at the level of the featu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ine </meta:initial-creator>
    <meta:creation-date>2010-12-10T11:33:17</meta:creation-date>
    <dc:date>2010-12-10T14:42:09</dc:date>
    <dc:creator>Marine </dc:creator>
    <meta:editing-duration>PT03H08M52S</meta:editing-duration>
    <meta:editing-cycles>29</meta:editing-cycles>
    <meta:generator>OpenOffice.org/3.1$Linux OpenOffice.org_project/310m19$Build-9420</meta:generator>
    <meta:document-statistic meta:table-count="0" meta:image-count="0" meta:object-count="0" meta:page-count="3" meta:paragraph-count="3" meta:word-count="14" meta:character-count="74"/>
  </office:meta>
</office:document-meta>
</file>